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15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018cm"/>
    </style:style>
    <style:style style:name="co9" style:family="table-column">
      <style:table-column-properties fo:break-before="auto" style:column-width="1.24cm"/>
    </style:style>
    <style:style style:name="co10" style:family="table-column">
      <style:table-column-properties fo:break-before="auto" style:column-width="13.938cm"/>
    </style:style>
    <style:style style:name="co11" style:family="table-column">
      <style:table-column-properties fo:break-before="auto" style:column-width="15.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000000" fo:border="0.002cm solid #000000"/>
    </style:style>
    <style:style style:name="ce3" style:family="table-cell" style:parent-style-name="Default">
      <style:table-cell-properties fo:background-color="#000080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ackground-color="#000080" fo:border="none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0.002cm solid #000000"/>
      <style:text-properties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ackground-color="#000080" fo:border="0.002cm solid #000000"/>
      <style:text-properties fo:font-weight="bold"/>
    </style:style>
    <style:style style:name="ce13" style:family="table-cell" style:parent-style-name="Default">
      <style:table-cell-properties fo:background-color="#000080" fo:border="0.002cm solid #000000"/>
      <style:text-properties fo:color="#ffffff" style:text-underline-style="none" fo:font-weight="bold"/>
    </style:style>
    <style:style style:name="ce14" style:family="table-cell" style:parent-style-name="Default">
      <style:table-cell-properties fo:background-color="transparent" fo:border="0.002cm solid #000000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000080" fo:wrap-option="wrap" fo:border="0.002cm solid #000000"/>
      <style:text-properties fo:font-weight="bold"/>
    </style:style>
    <style:style style:name="ce16" style:family="table-cell" style:parent-style-name="Default">
      <style:table-cell-properties fo:background-color="#000080" fo:border="none"/>
      <style:text-properties fo:font-weight="bold"/>
    </style:style>
    <style:style style:name="ce17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/>
    </style:style>
    <style:style style:name="ce2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2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normal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cccccc" fo:font-weight="normal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normal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cccccc" fo:font-weight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fo:wrap-option="wrap" fo:border="0.002cm solid #000000"/>
      <style:text-properties fo:font-size="9pt"/>
    </style:style>
    <style:style style:name="ce43" style:family="table-cell" style:parent-style-name="Default">
      <style:text-properties style:use-window-font-color="true" style:text-outline="false" style:text-line-through-style="none" fo:font-size="20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20pt" style:language-complex="none" style:country-complex="none" style:font-style-complex="normal" style:font-weight-complex="normal" style:text-emphasize="none" style:font-relief="none"/>
    </style:style>
    <style:style style:name="ce44" style:family="table-cell" style:parent-style-name="Default">
      <style:text-properties style:use-window-font-color="true" style:text-outline="false" style:text-line-through-style="none" fo:font-size="11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/>
    </style:style>
    <style:style style:name="ce45" style:family="table-cell" style:parent-style-name="Default">
      <style:table-cell-properties fo:wrap-option="wrap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language-complex="none" style:country-complex="none" style:text-emphasize="none" style:font-relief="none" fo:hyphenate="true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bold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background-color="transparent" fo:border="0.002cm solid #000000"/>
      <style:text-properties style:text-underline-style="none"/>
    </style:style>
    <style:style style:name="ce49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none" fo:country="none" style:font-size-asian="6.80000019073486pt" style:language-asian="none" style:country-asian="none" style:font-name-complex="Tahoma" style:font-size-complex="12pt" style:language-complex="none" style:country-complex="none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none" fo:country="none" style:language-asian="none" style:country-asian="none" style:font-size-complex="12pt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imbus Roman No9 L" fo:font-size="12pt" style:font-name-asian="Nimbus Sans L" style:font-size-asian="6.80000019073486pt" style:font-name-complex="Lucidasans" style:font-size-complex="12pt" style:language-complex="none" style:country-complex="none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none" fo:country="none" style:font-size-asian="6.80000019073486pt" style:language-asian="none" style:country-asian="none" style:font-name-complex="Tahoma" style:font-size-complex="12pt" style:language-complex="none" style:country-complex="none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name-asian="Lucida Sans Unicode1" style:font-size-asian="6.80000019073486pt" style:font-name-complex="Tahoma1" style:font-size-complex="12pt" style:language-complex="none" style:country-complex="none"/>
    </style:style>
    <style:style style:name="ce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none" fo:country="none" style:language-asian="none" style:country-asian="none" style:font-size-complex="12pt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style:font-name-asian="Lucida Sans Unicode1" style:font-name-complex="Tahoma1" style:font-size-complex="12pt"/>
    </style:style>
    <style:style style:name="ce58" style:family="table-cell" style:parent-style-name="Default">
      <style:table-cell-properties fo:background-color="#000080" style:text-align-source="fix" style:repeat-content="false"/>
      <style:paragraph-properties fo:text-align="center" fo:margin-left="0cm"/>
      <style:text-properties fo:font-weight="bold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fo:font-size="12pt" fo:language="pt" fo:country="BR" fo:text-shadow="none" style:text-underline-style="none" fo:font-weight="normal" style:text-underline-mode="continuous" style:text-line-through-mode="continuous" style:font-name-asian="DejaVu Sans" style:font-size-asian="6.80000019073486pt" style:language-asian="none" style:country-asian="none" style:font-weight-asian="normal" style:font-size-complex="12pt" style:language-complex="none" style:country-complex="none" style:font-weight-complex="normal" style:text-emphasize="none" style:font-relief="none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T1" style:family="text">
      <style:text-properties style:use-window-font-color="true" style:font-name="Times New Roman1" fo:font-size="11pt" fo:language="pt" fo:country="BR" fo:font-style="italic" fo:font-weight="normal" style:font-name-asian="Nimbus Sans L" style:language-asian="none" style:country-asian="none" style:font-style-asian="italic" style:font-name-complex="Lucidasans" style:font-size-complex="11pt" style:font-style-complex="italic"/>
    </style:style>
    <style:style style:name="T2" style:family="text">
      <style:text-properties style:use-window-font-color="true" style:font-name="Times New Roman1" fo:font-size="11pt" fo:language="pt" fo:country="BR" fo:font-style="normal" fo:font-weight="normal" style:font-name-asian="Nimbus Sans L" style:language-asian="none" style:country-asian="none" style:font-weight-asian="normal" style:font-name-complex="Lucidasans" style:font-size-complex="11pt" style:font-weight-complex="normal"/>
    </style:style>
    <style:style style:name="T3" style:family="text">
      <style:text-properties style:font-name="Times New Roman1" fo:font-size="11pt" fo:language="none" fo:country="none" fo:font-style="normal" fo:font-weight="bold" style:language-asian="none" style:country-asian="none" style:font-size-complex="11pt"/>
    </style:style>
    <style:style style:name="T4" style:family="text">
      <style:text-properties fo:font-weight="bold"/>
    </style:style>
    <style:style style:name="T5" style:family="text">
      <style:text-properties style:font-name="Times New Roman1" fo:font-size="12pt" fo:language="none" fo:country="none" fo:font-style="normal" fo:font-weight="normal" style:language-asian="none" style:country-asian="none" style:font-weight-asian="normal" style:font-size-complex="12pt" style:font-weight-complex="normal"/>
    </style:style>
    <style:style style:name="T6" style:family="text">
      <style:text-properties style:font-name="Times New Roman1" fo:font-size="12pt" fo:language="none" fo:country="none" fo:font-style="normal" fo:font-weight="normal" style:language-asian="none" style:country-asian="none" style:font-size-complex="12pt"/>
    </style:style>
    <style:style style:name="T7" style:family="text">
      <style:text-properties style:use-window-font-color="true" style:font-name="Times New Roman1" fo:font-size="12pt" fo:language="pt" fo:country="BR" fo:font-style="normal" fo:font-weight="normal" style:font-name-asian="Lucida Sans Unicode1" style:language-asian="none" style:country-asian="none" style:font-name-complex="Tahoma1" style:font-size-complex="12pt"/>
    </style:style>
    <style:style style:name="T8" style:family="text">
      <style:text-properties style:use-window-font-color="true" style:font-name="Times New Roman1" fo:font-size="12pt" fo:language="none" fo:country="none" fo:font-style="normal" fo:font-weight="bold" style:font-name-asian="Lucida Sans Unicode1" style:language-asian="none" style:country-asian="none" style:font-weight-asian="bold" style:font-name-complex="Tahoma1" style:font-size-complex="12pt" style:font-weight-complex="bold"/>
    </style:style>
    <style:style style:name="T9" style:family="text">
      <style:text-properties style:use-window-font-color="true" style:font-name="Times New Roman1" fo:font-size="12pt" fo:language="pt" fo:country="BR" fo:font-style="normal" fo:font-weight="bold" style:font-name-asian="Lucida Sans Unicode1" style:language-asian="none" style:country-asian="none" style:font-weight-asian="bold" style:font-name-complex="Tahoma1" style:font-size-complex="12pt" style:font-weight-complex="bold"/>
    </style:style>
    <style:style style:name="T10" style:family="text">
      <style:text-properties style:use-window-font-color="true" style:font-name="Nimbus Roman No9 L" fo:font-size="12pt" fo:language="pt" fo:country="BR" fo:font-style="italic" fo:font-weight="normal" style:font-name-asian="DejaVu Sans" style:language-asian="none" style:country-asian="none" style:font-style-asian="italic" style:font-name-complex="DejaVu Sans" style:font-size-complex="12pt" style:font-style-complex="italic"/>
    </style:style>
    <style:style style:name="T11" style:family="text">
      <style:text-properties style:use-window-font-color="true" style:font-name="Nimbus Roman No9 L" fo:font-size="12pt" fo:language="pt" fo:country="BR" fo:font-style="normal" fo:font-weight="normal" style:font-name-asian="DejaVu Sans" style:language-asian="none" style:country-asian="none" style:font-name-complex="DejaVu Sans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19"/>
        <table:table-column table:style-name="co4" table:default-cell-style-name="ce19"/>
        <table:table-column table:style-name="co3" table:default-cell-style-name="ce19"/>
        <table:table-column table:style-name="co1" table:default-cell-style-name="ce19"/>
        <table:table-column table:style-name="co5" table:default-cell-style-name="ce19"/>
        <table:table-column table:style-name="co5" table:default-cell-style-name="ce4"/>
        <table:table-column table:style-name="co6" table:number-columns-repeated="247" table:default-cell-style-name="Default"/>
        <table:table-row table:style-name="ro1">
          <table:table-cell table:style-name="ce1" office:value-type="string" table:number-columns-spanned="9" table:number-rows-spanned="1">
            <text:p>RASTREABILIDADE DOS CASOS DE USO X REQUISITOS NÃO-FUNCIONAIS</text:p>
          </table:table-cell>
          <table:covered-table-cell table:number-columns-repeated="6" table:style-name="ce10"/>
          <table:covered-table-cell table:style-name="ce30"/>
          <table:covered-table-cell table:style-name="ce10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11" office:value-type="string" table:number-columns-spanned="7" table:number-rows-spanned="1">
            <text:p>REQUISITOS NÃO-FUNCIONAIS</text:p>
          </table:table-cell>
          <table:covered-table-cell table:number-columns-repeated="4" table:style-name="ce24"/>
          <table:covered-table-cell table:number-columns-repeated="2" table:style-name="ce10"/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NF01</text:p>
          </table:table-cell>
          <table:table-cell table:style-name="ce18" office:value-type="string">
            <text:p>NF02</text:p>
          </table:table-cell>
          <table:table-cell table:style-name="ce18" office:value-type="string">
            <text:p>NF03</text:p>
          </table:table-cell>
          <table:table-cell table:style-name="ce18" office:value-type="string">
            <text:p>NF04</text:p>
          </table:table-cell>
          <table:table-cell table:style-name="ce18" office:value-type="string">
            <text:p>NF05</text:p>
          </table:table-cell>
          <table:table-cell table:style-name="ce18" office:value-type="string">
            <text:p>NF06</text:p>
          </table:table-cell>
          <table:table-cell table:style-name="ce18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/>
          <table:table-cell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 table:style-name="ce20" office:value-type="string">
            <text:p>X</text:p>
          </table:table-cell>
          <table:table-cell table:style-name="ce26"/>
          <table:table-cell office:value-type="string">
            <text:p>X</text:p>
          </table:table-cell>
          <table:table-cell table:style-name="ce26"/>
          <table:table-cell table:number-columns-repeated="2" office:value-type="string">
            <text:p>X</text:p>
          </table:table-cell>
          <table:table-cell table:style-name="ce26"/>
          <table:table-cell table:style-name="ce34" table:number-columns-repeated="245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 office:value-type="string">
            <text:p>X</text:p>
          </table:table-cell>
          <table:table-cell table:style-name="ce27"/>
          <table:table-cell office:value-type="string">
            <text:p>X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4" table:number-columns-repeated="245"/>
          <table:table-cell table:number-columns-repeated="2"/>
        </table:table-row>
        <table:table-row table:style-name="ro2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5"/>
          <table:table-cell table:style-name="ce39" table:number-columns-repeated="235"/>
          <table:table-cell table:style-name="ce34" table:number-columns-repeated="9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 office:value-type="string">
            <text:p>X</text:p>
          </table:table-cell>
          <table:table-cell table:style-name="ce27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 table:number-columns-repeated="6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C - CASOS DE USO DISCENTE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.D.1 - Matricular Aluno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.D.2 - Requerer Desligamento do Aluno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.D.3 - Requerer Trancamento do Aluno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4 - Alterar Situação de Aluno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19"/>
          <table:table-cell table:number-columns-repeated="24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5 – Cadastrar Auxílio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.D.6 - Acompanhar Auxílio</text:p>
          </table:table-cell>
          <table:table-cell table:number-columns-repeated="3"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34">
            <text:p>34</text:p>
          </table:table-cell>
          <table:table-cell table:style-name="ce5" office:value-type="string">
            <text:p>C.D.7 - Cadastrar Exame de Suficiência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office:value-type="string">
            <text:p>X</text:p>
          </table:table-cell>
          <table:table-cell table:style-name="ce5"/>
          <table:table-cell table:number-columns-repeated="24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8 - Requerer Exame de Suficiênci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9 - Manutenir Estágio de Docênc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0 - Manutenir Inscrição em Disciplin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.D.11 - Manutenir Cancelamento em Disciplin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.D.1 - Cadastrar Oferta de Disciplin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2 - Efetuar Pré-inscrição em Disciplina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3 - Indeferir Pré-inscrição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4 - Criar Turm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.D.5 - Gerenciar Turm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44">
            <text:p>44</text:p>
          </table:table-cell>
          <table:table-cell table:style-name="ce5" office:value-type="string">
            <text:p>A.D.6 - Consultar Turma</text:p>
          </table:table-cell>
          <table:table-cell table:style-name="ce20" office:value-type="string">
            <text:p>X</text:p>
          </table:table-cell>
          <table:table-cell table:style-name="ce5"/>
          <table:table-cell office:value-type="string">
            <text:p>X</text:p>
          </table:table-cell>
          <table:table-cell table:style-name="ce5"/>
          <table:table-cell table:number-columns-repeated="2" office:value-type="string">
            <text:p>X</text:p>
          </table:table-cell>
          <table:table-cell table:style-name="ce5"/>
          <table:table-cell table:number-columns-repeated="24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7 - Cadastrar Avaliaçã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.D.8 - Editar Programa de Disciplina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5" office:value-type="string">
            <text:p>A.D.9 - Consultar Programa de Disciplina</text:p>
          </table:table-cell>
          <table:table-cell table:style-name="ce20" office:value-type="string">
            <text:p>X</text:p>
          </table:table-cell>
          <table:table-cell table:style-name="ce5"/>
          <table:table-cell office:value-type="string">
            <text:p>X</text:p>
          </table:table-cell>
          <table:table-cell table:style-name="ce5"/>
          <table:table-cell table:number-columns-repeated="2" office:value-type="string">
            <text:p>X</text:p>
          </table:table-cell>
          <table:table-cell table:style-name="ce5"/>
          <table:table-cell table:number-columns-repeated="24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0 - Registrar Aula Ministrad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1 - Manutenir Freqüência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2 - Gerar Resultado Final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3 - Manutenir Avaliaçã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4 - Disponibilizar Resultado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/>
          <table:table-cell table:style-name="ce34" table:number-columns-repeated="245"/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.D.15 - Cadastrar questã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5" office:value-type="string">
            <text:p>A.D.16 - Consultar Extrato Acadêmico</text:p>
          </table:table-cell>
          <table:table-cell table:style-name="ce20" office:value-type="string">
            <text:p>X</text:p>
          </table:table-cell>
          <table:table-cell table:style-name="ce20"/>
          <table:table-cell office:value-type="string">
            <text:p>X</text:p>
          </table:table-cell>
          <table:table-cell table:style-name="ce5"/>
          <table:table-cell table:number-columns-repeated="2" office:value-type="string">
            <text:p>X</text:p>
          </table:table-cell>
          <table:table-cell table:style-name="ce5"/>
          <table:table-cell table:style-name="ce34" table:number-columns-repeated="245"/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6 - Requerer Aproveitamento de Disciplin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D.17 - Lançar Notas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.C.D.1 - Criar Formulário de Avaliaçã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2 - Preencher Formulário de Avaliação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3 - Editar Questão do Formulári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.C.D.4 - Consultar Avaliação do Docente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L.1- Manutenir Calendári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L.2- Manutenir Atividade</text:p>
          </table:table-cell>
          <table:table-cell office:value-type="string">
            <text:p>X</text:p>
          </table:table-cell>
          <table:table-cell table:style-name="ce25"/>
          <table:table-cell table:number-columns-repeated="3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25"/>
          <table:table-cell table:style-name="ce36"/>
          <table:table-cell table:style-name="ce40" table:number-columns-repeated="235"/>
          <table:table-cell table:number-columns-repeated="11"/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14" office:value-type="string">
            <text:p>CL.3- Consultar Calendário</text:p>
          </table:table-cell>
          <table:table-cell table:style-name="ce20" office:value-type="string">
            <text:p>X</text:p>
          </table:table-cell>
          <table:table-cell table:style-name="ce26"/>
          <table:table-cell table:style-name="ce20" office:value-type="string">
            <text:p>X</text:p>
          </table:table-cell>
          <table:table-cell table:style-name="ce26"/>
          <table:table-cell table:number-columns-repeated="2" table:style-name="ce20" office:value-type="string">
            <text:p>X</text:p>
          </table:table-cell>
          <table:table-cell table:style-name="ce26"/>
          <table:table-cell table:style-name="ce35"/>
          <table:table-cell table:style-name="ce39" table:number-columns-repeated="235"/>
          <table:table-cell table:style-name="ce34" table:number-columns-repeated="9"/>
          <table:table-cell table:number-columns-repeated="2"/>
        </table:table-row>
        <table:table-row table:style-name="ro2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1 - Cadastrar Categoria de Document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2 - Gerar <text:s/>Documento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3 - Emitir Document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O.4 - Consultar Document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3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.P.G.1 - Cadastrar Programa de Pós-Graduaçã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.P.G.2 - Cadastrar Área de Concentraçã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.P.G.3 - Cadastrar Estrutura Curricular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4 - Cadastrar Disciplin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5 - Cadastrar Programa de Disciplina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6 - Manutenir Atividade Ex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7 - Cadastrar Membro da Banca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8 - Alterar Programa Pós-Graduaçã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9 - Desativar Programa Pós-Graduaçã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0 - Alterar Membro da Banca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Alterar Avaliação CAPES</text:p>
          </table:table-cell>
          <table:table-cell table:number-columns-repeated="6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P.G.13 - Consultar Programa Pós-Graduação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1 - Aferir Compromisso de Orientação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2 - Registrar Ocorrência de Alun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R.3 - Relatar Desempenho de Orientand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J - CASOS DE USO TAXA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M.T.3 - Cadastrar Taxa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1 - Consultar Taxa</text:p>
          </table:table-cell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style-name="ce4"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2 - Alterar Taxa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onsultar Estatísticas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.T.6 - Cadastrar Interessados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2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1 - Manutenir Cadastro de Pessoa Física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Pessoa Jurídica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5 - Manutenir Cadastro de Categoria de Usuári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7 - Manutenir Carg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.S.9 - Manutenir Cadastro de Usuári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L - CASOS DE USO INFORME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1 - Criar Informe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2 - Programar Informe</text:p>
          </table:table-cell>
          <table:table-cell office:value-type="string">
            <text:p>X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IN.3 - Excluir Informe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2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3"/>
          <table:table-cell table:style-name="ce38" table:number-columns-repeated="235"/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1 - Cadastrar Edital</text:p>
          </table:table-cell>
          <table:table-cell office:value-type="string">
            <text:p>X</text:p>
          </table:table-cell>
          <table:table-cell table:style-name="ce4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2 - Inscrever Candidat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3 - Relatar Resultado da Seleçã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4 - Autorizar Divulgaçã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5 - Excluir Processo de Seleçã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8 - Obter Boleto Bancário</text:p>
          </table:table-cell>
          <table:table-cell office:value-type="string">
            <text:p>X</text:p>
          </table:table-cell>
          <table:table-cell table:style-name="ce25"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.S.9 - Manutenir Documentos Exigidos para Cadastro de Candidato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style-name="ce25"/>
          <table:table-cell table:number-columns-repeated="247"/>
        </table:table-row>
        <table:table-row table:style-name="ro4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4" table:number-columns-repeated="245"/>
          <table:table-cell table:number-columns-repeated="2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1 - Registrar Trabalho</text:p>
          </table:table-cell>
          <table:table-cell table:style-name="ce22" office:value-type="string">
            <text:p>X</text:p>
          </table:table-cell>
          <table:table-cell table:style-name="ce22"/>
          <table:table-cell table:number-columns-repeated="4" office:value-type="string">
            <text:p>X</text:p>
          </table:table-cell>
          <table:table-cell table:style-name="ce28"/>
          <table:table-cell table:style-name="ce37" table:number-columns-repeated="245"/>
          <table:table-cell table:number-columns-repeated="2"/>
        </table:table-row>
        <table:table-row table:style-name="ro1">
          <table:table-cell table:style-name="ce7" office:value-type="float" office:value="104">
            <text:p>104</text:p>
          </table:table-cell>
          <table:table-cell table:style-name="ce7" office:value-type="string">
            <text:p>R.T.2 - Registrar Descrição do Trabalho</text:p>
          </table:table-cell>
          <table:table-cell table:style-name="ce22" office:value-type="string">
            <text:p>X</text:p>
          </table:table-cell>
          <table:table-cell table:style-name="ce28"/>
          <table:table-cell table:number-columns-repeated="4" office:value-type="string">
            <text:p>X</text:p>
          </table:table-cell>
          <table:table-cell table:style-name="ce28"/>
          <table:table-cell table:style-name="ce37" table:number-columns-repeated="245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21" office:value-type="string">
            <text:p>NF01</text:p>
          </table:table-cell>
          <table:table-cell table:style-name="ce21" office:value-type="string">
            <text:p>NF02</text:p>
          </table:table-cell>
          <table:table-cell table:style-name="ce21" office:value-type="string">
            <text:p>NF03</text:p>
          </table:table-cell>
          <table:table-cell table:style-name="ce21" office:value-type="string">
            <text:p>NF04</text:p>
          </table:table-cell>
          <table:table-cell table:style-name="ce21" office:value-type="string">
            <text:p>NF05</text:p>
          </table:table-cell>
          <table:table-cell table:style-name="ce21" office:value-type="string">
            <text:p>NF06</text:p>
          </table:table-cell>
          <table:table-cell table:style-name="ce21" office:value-type="string">
            <text:p>NF07</text:p>
          </table:table-cell>
          <table:table-cell table:style-name="ce34" table:number-columns-repeated="245"/>
          <table:table-cell table:number-columns-repeated="2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2 - Importar planilha de Notas</text:p>
          </table:table-cell>
          <table:table-cell table:style-name="ce20" office:value-type="string">
            <text:p>X</text:p>
          </table:table-cell>
          <table:table-cell office:value-type="string">
            <text:p>X</text:p>
          </table:table-cell>
          <table:table-cell table:style-name="ce5"/>
          <table:table-cell table:number-columns-repeated="3" office:value-type="string">
            <text:p>X</text:p>
          </table:table-cell>
          <table:table-cell table:style-name="ce5"/>
          <table:table-cell table:style-name="ce34" table:number-columns-repeated="245"/>
          <table:table-cell table:number-columns-repeated="2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A.D.23 - Exportar planilha de Notas</text:p>
          </table:table-cell>
          <table:table-cell table:style-name="ce20" office:value-type="string">
            <text:p>X</text:p>
          </table:table-cell>
          <table:table-cell table:number-columns-repeated="5" office:value-type="string">
            <text:p>X</text:p>
          </table:table-cell>
          <table:table-cell table:style-name="ce5"/>
          <table:table-cell table:style-name="ce34" table:number-columns-repeated="245"/>
          <table:table-cell table:number-columns-repeated="2"/>
        </table:table-row>
        <table:table-row table:style-name="ro4">
          <table:table-cell table:style-name="ce5" office:value-type="float" office:value="107">
            <text:p>107</text:p>
          </table:table-cell>
          <table:table-cell table:style-name="ce5" office:value-type="string">
            <text:p>P.D.19 – Inserir Arquivo</text:p>
          </table:table-cell>
          <table:table-cell table:style-name="ce20" office:value-type="string">
            <text:p>X</text:p>
          </table:table-cell>
          <table:table-cell/>
          <table:table-cell table:style-name="ce26"/>
          <table:table-cell table:number-columns-repeated="3" office:value-type="string">
            <text:p>X</text:p>
          </table:table-cell>
          <table:table-cell table:style-name="ce26"/>
          <table:table-cell table:style-name="ce34" table:number-columns-repeated="245"/>
          <table:table-cell table:number-columns-repeated="2"/>
        </table:table-row>
        <table:table-row table:style-name="ro4">
          <table:table-cell table:style-name="ce8" table:number-columns-repeated="2"/>
          <table:table-cell table:style-name="ce23"/>
          <table:table-cell table:style-name="ce29" table:number-columns-repeated="6"/>
          <table:table-cell table:style-name="ce34" table:number-columns-repeated="245"/>
          <table:table-cell table:number-columns-repeated="2"/>
        </table:table-row>
        <table:table-row table:style-name="ro1">
          <table:table-cell table:style-name="ce8" table:number-columns-repeated="2"/>
          <table:table-cell table:style-name="ce23"/>
          <table:table-cell table:style-name="ce29" table:number-columns-repeated="6"/>
          <table:table-cell table:style-name="ce34" table:number-columns-repeated="245"/>
          <table:table-cell table:number-columns-repeated="2"/>
        </table:table-row>
        <table:table-row table:style-name="ro2" table:number-rows-repeated="2">
          <table:table-cell table:style-name="Default" table:number-columns-repeated="7"/>
          <table:table-cell table:style-name="ce32"/>
          <table:table-cell table:style-name="Default"/>
          <table:table-cell table:number-columns-repeated="247"/>
        </table:table-row>
        <table:table-row table:style-name="ro1">
          <table:table-cell table:style-name="ce3"/>
          <table:table-cell table:style-name="ce17" office:value-type="string">
            <text:p>REQUISITOS NÃO FUNCIONAI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1</text:p>
          </table:table-cell>
          <table:table-cell office:value-type="string">
            <text:p>INTERFACE DE USUÁRIO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2</text:p>
          </table:table-cell>
          <table:table-cell office:value-type="string">
            <text:p>INTERFACE DE SOFTWAR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3</text:p>
          </table:table-cell>
          <table:table-cell office:value-type="string">
            <text:p>DESEMPENHO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4</text:p>
          </table:table-cell>
          <table:table-cell office:value-type="string">
            <text:p>CONFIABILIDAD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5</text:p>
          </table:table-cell>
          <table:table-cell office:value-type="string">
            <text:p>DISPONIBILIDADE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ce9" office:value-type="string">
            <text:p>NF06</text:p>
          </table:table-cell>
          <table:table-cell office:value-type="string">
            <text:p>SEGURANÇA</text:p>
          </table:table-cell>
          <table:table-cell table:style-name="Default" table:number-columns-repeated="7"/>
          <table:table-cell table:number-columns-repeated="247"/>
        </table:table-row>
        <table:table-row table:style-name="ro4">
          <table:table-cell table:style-name="ce9" office:value-type="string">
            <text:p>NF07</text:p>
          </table:table-cell>
          <table:table-cell office:value-type="string">
            <text:p>MANUTENIBILIDADE</text:p>
          </table:table-cell>
          <table:table-cell table:style-name="Default" table:number-columns-repeated="7"/>
          <table:table-cell table:number-columns-repeated="247"/>
        </table:table-row>
      </table:table>
      <table:table table:name="UC X Subsistemas" table:style-name="ta2" table:print="false">
        <table:table-column table:style-name="co7" table:default-cell-style-name="ce4"/>
        <table:table-column table:style-name="co2" table:default-cell-style-name="ce4"/>
        <table:table-column table:style-name="co8" table:number-columns-repeated="9" table:default-cell-style-name="ce4"/>
        <table:table-column table:style-name="co9" table:number-columns-repeated="6" table:default-cell-style-name="ce4"/>
        <table:table-row table:style-name="ro1">
          <table:table-cell table:style-name="ce1" office:value-type="string" table:number-columns-spanned="17" table:number-rows-spanned="1">
            <text:p>RASTREABILIDADE DOS CASOS DE USO X SUBSISTEMAS</text:p>
          </table:table-cell>
          <table:covered-table-cell table:number-columns-repeated="6" table:style-name="ce10"/>
          <table:covered-table-cell table:number-columns-repeated="8" table:style-name="ce30"/>
          <table:covered-table-cell table:number-columns-repeated="2" table:style-name="Default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24" office:value-type="string" table:number-columns-spanned="2" table:number-rows-spanned="1">
            <text:p>CASOS DE USO</text:p>
          </table:table-cell>
          <table:covered-table-cell table:style-name="ce11"/>
          <table:table-cell table:style-name="ce11" office:value-type="string" table:number-columns-spanned="15" table:number-rows-spanned="1">
            <text:p>SUBSISTEMAS</text:p>
          </table:table-cell>
          <table:covered-table-cell table:number-columns-repeated="4" table:style-name="ce2"/>
          <table:covered-table-cell table:style-name="ce47"/>
          <table:covered-table-cell table:number-columns-repeated="9" table:style-name="Default"/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table:style-name="ce46" office:value-type="string">
            <text:p>X</text:p>
          </table:table-cell>
          <table:table-cell table:number-columns-repeated="13"/>
          <table:table-cell table:style-name="ce27" office:value-type="string">
            <text:p>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 table:style-name="ce46" office:value-type="string">
            <text:p>X</text:p>
          </table:table-cell>
          <table:table-cell table:number-columns-repeated="10"/>
          <table:table-cell table:style-name="ce27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table:style-name="ce46" office:value-type="string">
            <text:p>X</text:p>
          </table:table-cell>
          <table:table-cell table:number-columns-repeated="10"/>
          <table:table-cell table:style-name="ce27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table:style-name="ce46" office:value-type="string">
            <text:p>X</text:p>
          </table:table-cell>
          <table:table-cell table:number-columns-repeated="13"/>
          <table:table-cell table:style-name="ce27" office:value-type="string">
            <text:p>X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46" office:value-type="string">
            <text:p>X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  <table:table-cell table:style-name="ce46" office:value-type="string">
            <text:p>X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.D.1 - Matricular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style-name="ce46"/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2 - Requerer Desligamento do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3 - Requerer Trancamento do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4 - Alterar Situação de Alun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5 – Cadastrar Auxíli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.D.6 - Acompanhar Auxílio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table:style-name="ce5" office:value-type="string">
            <text:p>C.D.7 - Cadastrar Exame de Suficiênci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8 - Requerer Exame de Suficiênci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9 - Manutenir Estágio de Docênci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0 - Manutenir Inscrição em Disciplin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.D.11 - Manutenir Cancelamento em Disciplina</text:p>
          </table:table-cell>
          <table:table-cell table:number-columns-repeated="2"/>
          <table:table-cell table:style-name="ce46"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1 - Cadastrar Oferta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2 - Efetuar Pré-inscrição em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3 - Indeferir Pré-inscriç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4 - Criar Turm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.D.5 - Gerenciar Turm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44">
            <text:p>44</text:p>
          </table:table-cell>
          <table:table-cell table:style-name="ce5" office:value-type="string">
            <text:p>A.D.6 - Consultar Turm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7 - Cadastrar Avaliaç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.D.8 - Editar Programa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5" office:value-type="string">
            <text:p>A.D.9 - Consultar Programa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0 - Registrar Aula Ministrad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1 - Manutenir Freqüênci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2 - Gerar Resultado Final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3 - Manutenir Avaliaç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4 - Disponibilizar Resultad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.D.15 - Cadastrar questã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5" office:value-type="string">
            <text:p>A.D.16 - Consultar Extrato Acadêmico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6 - Requerer Aproveitamento de Disciplina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D.17 - Lançar Notas</text:p>
          </table:table-cell>
          <table:table-cell table:number-columns-repeated="3"/>
          <table:table-cell table:style-name="ce46" office:value-type="string">
            <text:p>X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1 - Criar Formulário de Avaliação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2 - Preencher Formulário de Avaliação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3 - Editar Questão do Formulário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.C.D.4 - Consultar Avaliação do Docente</text:p>
          </table:table-cell>
          <table:table-cell table:number-columns-repeated="4"/>
          <table:table-cell table:style-name="ce46" office:value-type="string">
            <text:p>X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1- Manutenir Calendário</text:p>
          </table:table-cell>
          <table:table-cell table:number-columns-repeated="5"/>
          <table:table-cell table:style-name="ce46"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L.2- Manutenir Atividade</text:p>
          </table:table-cell>
          <table:table-cell table:number-columns-repeated="5"/>
          <table:table-cell table:style-name="ce46" office:value-type="string">
            <text:p>X</text:p>
          </table:table-cell>
          <table:table-cell table:number-columns-repeated="9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14" office:value-type="string">
            <text:p>CL.3- Consultar Calendário</text:p>
          </table:table-cell>
          <table:table-cell table:number-columns-repeated="5"/>
          <table:table-cell table:style-name="ce46" office:value-type="string">
            <text:p>X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1 - Cadastrar Categoria de 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2 - Gerar <text:s/>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3 - Emitir 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O.4 - Consultar Documento</text:p>
          </table:table-cell>
          <table:table-cell table:number-columns-repeated="6"/>
          <table:table-cell table:style-name="ce46" office:value-type="string">
            <text:p>X</text:p>
          </table:table-cell>
          <table:table-cell table:number-columns-repeated="8"/>
        </table:table-row>
        <table:table-row table:style-name="ro5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.P.G.1 - Cadastrar Programa de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2 - Cadastrar Área de Concentr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3 - Cadastrar Estrutura Curricular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4 - Cadastrar Disciplin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5 - Cadastrar Programa de Disciplin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6 - Manutenir Atividade Extr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7 - Cadastrar Membro da Banc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8 - Alterar Programa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9 - Desativar Programa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0 - Alterar Membro da Banca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Alterar Avaliação CAPES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P.G.13 - Consultar Programa Pós-Graduação</text:p>
          </table:table-cell>
          <table:table-cell table:number-columns-repeated="7"/>
          <table:table-cell table:style-name="ce46" office:value-type="string">
            <text:p>X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1 - Aferir Compromisso de Orientação</text:p>
          </table:table-cell>
          <table:table-cell table:number-columns-repeated="8"/>
          <table:table-cell table:style-name="ce46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2 - Registrar Ocorrência de Aluno</text:p>
          </table:table-cell>
          <table:table-cell table:number-columns-repeated="8"/>
          <table:table-cell table:style-name="ce46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R.3 - Relatar Desempenho de Orientando</text:p>
          </table:table-cell>
          <table:table-cell table:number-columns-repeated="8"/>
          <table:table-cell table:style-name="ce46" office:value-type="string">
            <text:p>X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3 - Cadastrar Taxa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1 - Consultar Taxa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2 - Alterar Taxa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onsultar Estatísticas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.T.6 - Cadastrar Interessados</text:p>
          </table:table-cell>
          <table:table-cell table:number-columns-repeated="9"/>
          <table:table-cell table:style-name="ce46" office:value-type="string">
            <text:p>X</text:p>
          </table:table-cell>
          <table:table-cell table:number-columns-repeated="5"/>
        </table:table-row>
        <table:table-row table:style-name="ro6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1 - Manutenir Cadastro de Pessoa Física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Pessoa Jurídica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5 - Manutenir Cadastro de Categoria de Usuário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7 - Manutenir Cargo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.S.9 - Manutenir Cadastro de Usuário</text:p>
          </table:table-cell>
          <table:table-cell table:number-columns-repeated="10"/>
          <table:table-cell table:style-name="ce46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1 - Criar Informe</text:p>
          </table:table-cell>
          <table:table-cell table:number-columns-repeated="11"/>
          <table:table-cell table:style-name="ce46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2 - Programar Informe</text:p>
          </table:table-cell>
          <table:table-cell table:number-columns-repeated="11"/>
          <table:table-cell table:style-name="ce46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IN.3 - Excluir Informe</text:p>
          </table:table-cell>
          <table:table-cell table:number-columns-repeated="11"/>
          <table:table-cell table:style-name="ce46" office:value-type="string">
            <text:p>X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1 - Cadastrar Edital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2 - Inscrever Candidat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3 - Relatar Resultado da Seleçã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4 - Autorizar Divulgaçã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5 - Excluir Processo de Seleçã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8 - Obter Boleto Bancári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.S.9 - Manutenir Documentos Exigidos para Cadastro de Candidato</text:p>
          </table:table-cell>
          <table:table-cell table:number-columns-repeated="12"/>
          <table:table-cell table:style-name="ce46" office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1 - Registrar Trabalho</text:p>
          </table:table-cell>
          <table:table-cell table:number-columns-repeated="13"/>
          <table:table-cell table:style-name="ce46" office:value-type="string">
            <text:p>X</text:p>
          </table:table-cell>
          <table:table-cell/>
        </table:table-row>
        <table:table-row table:style-name="ro1">
          <table:table-cell table:style-name="ce7" office:value-type="float" office:value="104">
            <text:p>104</text:p>
          </table:table-cell>
          <table:table-cell table:style-name="ce7" office:value-type="string">
            <text:p>R.T.2 - Registrar Descrição do Trabalho</text:p>
          </table:table-cell>
          <table:table-cell table:number-columns-repeated="13"/>
          <table:table-cell table:style-name="ce46" office:value-type="string">
            <text:p>X</text:p>
          </table:table-cell>
          <table:table-cell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18" office:value-type="string">
            <text:p>SB1</text:p>
          </table:table-cell>
          <table:table-cell table:style-name="ce18" office:value-type="string">
            <text:p>SB2</text:p>
          </table:table-cell>
          <table:table-cell table:style-name="ce18" office:value-type="string">
            <text:p>SB3</text:p>
          </table:table-cell>
          <table:table-cell table:style-name="ce18" office:value-type="string">
            <text:p>SB4</text:p>
          </table:table-cell>
          <table:table-cell table:style-name="ce18" office:value-type="string">
            <text:p>SB5</text:p>
          </table:table-cell>
          <table:table-cell table:style-name="ce18" office:value-type="string">
            <text:p>SB6</text:p>
          </table:table-cell>
          <table:table-cell table:style-name="ce18" office:value-type="string">
            <text:p>SB7</text:p>
          </table:table-cell>
          <table:table-cell table:style-name="ce18" office:value-type="string">
            <text:p>SB8</text:p>
          </table:table-cell>
          <table:table-cell table:style-name="ce18" office:value-type="string">
            <text:p>SB9</text:p>
          </table:table-cell>
          <table:table-cell table:style-name="ce18" office:value-type="string">
            <text:p>SB10</text:p>
          </table:table-cell>
          <table:table-cell table:style-name="ce18" office:value-type="string">
            <text:p>SB11</text:p>
          </table:table-cell>
          <table:table-cell table:style-name="ce18" office:value-type="string">
            <text:p>SB12</text:p>
          </table:table-cell>
          <table:table-cell table:style-name="ce18" office:value-type="string">
            <text:p>SB13</text:p>
          </table:table-cell>
          <table:table-cell table:style-name="ce18" office:value-type="string">
            <text:p>SB14</text:p>
          </table:table-cell>
          <table:table-cell table:style-name="ce18" office:value-type="string">
            <text:p>SB15</text:p>
          </table:table-cell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2 - Importar planilha de Notas</text:p>
          </table:table-cell>
          <table:table-cell table:number-columns-repeated="14"/>
          <table:table-cell table:style-name="ce46" office:value-type="string">
            <text:p>X</text:p>
          </table:table-cell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A.D.23 - Exportar planilha de Notas</text:p>
          </table:table-cell>
          <table:table-cell table:number-columns-repeated="14"/>
          <table:table-cell table:style-name="ce46" office:value-type="string">
            <text:p>X</text:p>
          </table:table-cell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5" office:value-type="string">
            <text:p>P.D.19 – Inserir Arquivo</text:p>
          </table:table-cell>
          <table:table-cell table:number-columns-repeated="14"/>
          <table:table-cell table:style-name="ce46" office:value-type="string">
            <text:p>X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ce3"/>
          <table:table-cell table:style-name="ce17" office:value-type="string">
            <text:p>SUBSISTEMA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</text:p>
          </table:table-cell>
          <table:table-cell table:style-name="ce42" office:value-type="string">
            <text:p>ACOMPANHAMENTO DO PROCESSO DE DEFESA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2</text:p>
          </table:table-cell>
          <table:table-cell table:style-name="ce42" office:value-type="string">
            <text:p>PROJETOS DE PESQUISA VINCULADOS A PROGRAMAS DE PÓS-GRADU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3</text:p>
          </table:table-cell>
          <table:table-cell table:style-name="ce42" office:value-type="string">
            <text:p>ACOMPANHAMENTO ADMINISTRATIVO DO DICENTE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4</text:p>
          </table:table-cell>
          <table:table-cell table:style-name="ce42" office:value-type="string">
            <text:p>ADMINISTRAÇÃO DE DISCIPLINA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5</text:p>
          </table:table-cell>
          <table:table-cell table:style-name="ce42" office:value-type="string">
            <text:p>AVALIAÇÃO DO CORPO DOCENTE</text:p>
          </table:table-cell>
          <table:table-cell table:style-name="Default" table:number-columns-repeated="15"/>
        </table:table-row>
        <table:table-row table:style-name="ro7">
          <table:table-cell table:style-name="ce41" office:value-type="string">
            <text:p>SB6</text:p>
          </table:table-cell>
          <table:table-cell table:style-name="ce42" office:value-type="string">
            <text:p>ACOMPANHAMENTO <text:s/>ADMINISTRATIVO DE CALENDÁRIO GERAL E ESPECÍFICO DE CADA PROGRAMA DE PÓS-GRADU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7</text:p>
          </table:table-cell>
          <table:table-cell table:style-name="ce42" office:value-type="string">
            <text:p>ACOMPANHAMENTO DE EMISSÃO DE DOCUMENTO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8</text:p>
          </table:table-cell>
          <table:table-cell table:style-name="ce42" office:value-type="string">
            <text:p>MANUTENÇÃO DO PROGRAMA DE PÓS-GRADU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9</text:p>
          </table:table-cell>
          <table:table-cell table:style-name="ce42" office:value-type="string">
            <text:p>MANUTENÇÃO DE ORIENTA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0</text:p>
          </table:table-cell>
          <table:table-cell table:style-name="ce42" office:value-type="string">
            <text:p>MANUTENÇÃO DE TAXA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1</text:p>
          </table:table-cell>
          <table:table-cell table:style-name="ce42" office:value-type="string">
            <text:p>MANUTENÇÃO DE DADOS CADASTRAIS PESSOA FÍSICA/JURÍDICA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2</text:p>
          </table:table-cell>
          <table:table-cell table:style-name="ce42" office:value-type="string">
            <text:p>MANUTENÇÃO DE INFORME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3</text:p>
          </table:table-cell>
          <table:table-cell table:style-name="ce42" office:value-type="string">
            <text:p>PROCESSO DE SELEÇÃO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4</text:p>
          </table:table-cell>
          <table:table-cell table:style-name="ce42" office:value-type="string">
            <text:p>MANUTENÇÃO DE REGISTROS DE TRABALHOS</text:p>
          </table:table-cell>
          <table:table-cell table:style-name="Default" table:number-columns-repeated="15"/>
        </table:table-row>
        <table:table-row table:style-name="ro1">
          <table:table-cell table:style-name="ce41" office:value-type="string">
            <text:p>SB15</text:p>
          </table:table-cell>
          <table:table-cell table:style-name="ce42" office:value-type="string">
            <text:p>MANIPULAÇÃO DE ARQUIVOS</text:p>
          </table:table-cell>
          <table:table-cell table:style-name="Default" table:number-columns-repeated="15"/>
        </table:table-row>
        <table:table-row table:style-name="ro8">
          <table:table-cell table:style-name="Default"/>
          <table:table-cell table:style-name="ce43"/>
          <table:table-cell table:style-name="Default" table:number-columns-repeated="15"/>
        </table:table-row>
        <table:table-row table:style-name="ro9">
          <table:table-cell table:style-name="Default"/>
          <table:table-cell table:style-name="ce44" office:value-type="string">
            <text:p>Critério usado:</text:p>
          </table:table-cell>
          <table:table-cell table:style-name="Default" table:number-columns-repeated="15"/>
        </table:table-row>
        <table:table-row table:style-name="ro10">
          <table:table-cell table:style-name="Default"/>
          <table:table-cell table:style-name="ce45" office:value-type="string">
            <text:p>- casos de uso pode utilizar um ou mais eventos definidos em um subsistema diferente da qual pertence ou mesmo do subsistema a qual pertence. Por exemplo: o UC <text:span text:style-name="T1">Selecionar Aluno</text:span> está descrito no subsistema Apêndice C (que chamei de <text:span text:style-name="T2">ACOMPANHAMENTO ADMINISTRATIVO DO DICENTE); outros casos de uso vão utilizar esse UC em subsistemas aos quais pertencem;</text:span></text:p>
          </table:table-cell>
          <table:table-cell table:style-name="Default" table:number-columns-repeated="15"/>
        </table:table-row>
        <table:table-row table:style-name="ro11">
          <table:table-cell table:style-name="Default"/>
          <table:table-cell table:style-name="ce45" office:value-type="string">
            <text:p>- eventualmente, em um caso de uso é possível encontrar a ocorrência de outros casos de uso de subsistemas diferentes inclusive outros descritos em seu próprio subsistema.</text:p>
          </table:table-cell>
          <table:table-cell table:style-name="Default" table:number-columns-repeated="15"/>
        </table:table-row>
      </table:table>
      <table:table table:name="UC X Regras de Negócio" table:style-name="ta2" table:print="false"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table:style-name="ce1" office:value-type="string" table:number-columns-spanned="3" table:number-rows-spanned="1">
            <text:p>RASTREABILIDADE CASOS DE USO X REGRAS DE NEGÓCIO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49" office:value-type="string" table:number-columns-spanned="1" table:number-rows-spanned="2">
            <text:p>REGRAS (Referências as resoluções CEPEC <text:span text:style-name="T3">572 e 472</text:span><text:span text:style-name="T4"> </text:span></text:p>
          </table:table-cell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covered-table-cell table:style-name="ce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50" office:value-type="string">
            <text:p>RN 5.1, RN 5.2, RN 5.3, RN 5.4, RN 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51" office:value-type="string">
            <text:p>RN 4.5, RN 5.13, RN 5.14, RN 5.15, RN 13.1, RN 13.2, RN 13.3, RN15.1, RN15.2</text:p>
          </table:table-cell>
        </table:table-row>
        <table:table-row table:style-name="ro12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50" office:value-type="string">
            <text:p><text:span text:style-name="T5">RN 4.5, </text:span><text:span text:style-name="T6">RN 5.13, RN 5.14, RN 5.15, RN 13.1, RN 13.2, RN 13.3, RN15.1, RN15.2</text:span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50" office:value-type="string">
            <text:p>RN 5.7, RN 5.8, RN 5.9, RN 5.10, RN 5.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50" office:value-type="string">
            <text:p>RN 5.7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 table:style-name="ce52" office:value-type="string">
            <text:p>RN 3.9, RN 3.10, RN 3.11, RN 3.12, RN 3.18, RN 3.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 table:style-name="ce50" office:value-type="string">
            <text:p>RN 3.15, RN 3.16, RN 3.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 table:style-name="ce50" office:value-type="string">
            <text:p>RN 5.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 table:style-name="ce50" office:value-type="string">
            <text:p>RN 5.6, RN 5.12</text:p>
          </table:table-cell>
        </table:table-row>
        <table:table-row table:style-name="ro12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 table:style-name="ce53" office:value-type="string">
            <text:p>RN 10.1, RN 10.2, RN 10.3, RN 4.2</text:p>
          </table:table-cell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/>
        </table:table-row>
        <table:table-row table:style-name="ro13">
          <table:table-cell office:value-type="float" office:value="28">
            <text:p>28</text:p>
          </table:table-cell>
          <table:table-cell office:value-type="string">
            <text:p>C.D.1 - Matricular Aluno</text:p>
          </table:table-cell>
          <table:table-cell table:style-name="ce54" office:value-type="string">
            <text:p><text:span text:style-name="T7">RN 12.1, RN 12.2,</text:span><text:span text:style-name="T8"> </text:span><text:span text:style-name="T7">RN 12.3,</text:span><text:span text:style-name="T8"> </text:span><text:span text:style-name="T7">RN 12.4,</text:span><text:span text:style-name="T8"> </text:span><text:span text:style-name="T7">RN 12.5,</text:span><text:span text:style-name="T8"> </text:span><text:span text:style-name="T7">RN 12.6,</text:span><text:span text:style-name="T8"> </text:span><text:span text:style-name="T7">RN 12.7, RN 12.8, RN 12.9, RN 12.10, RN 3.11, RN 14.1, RN 14.8, RN 14.9, RN 14.10, RN 14.11</text:span></text:p>
          </table:table-cell>
        </table:table-row>
        <table:table-row table:style-name="ro12">
          <table:table-cell office:value-type="float" office:value="29">
            <text:p>29</text:p>
          </table:table-cell>
          <table:table-cell office:value-type="string">
            <text:p>C.D.2 - Requerer Desligamento do Aluno</text:p>
          </table:table-cell>
          <table:table-cell table:style-name="ce53" office:value-type="string">
            <text:p>RN 6.1, RN 17.1, RN 17.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3 - Requerer Trancamento do Aluno</text:p>
          </table:table-cell>
          <table:table-cell table:style-name="ce27" office:value-type="string">
            <text:p>RN 12,.13, RN 17.2</text:p>
          </table:table-cell>
        </table:table-row>
        <table:table-row table:style-name="ro13">
          <table:table-cell office:value-type="float" office:value="31">
            <text:p>31</text:p>
          </table:table-cell>
          <table:table-cell office:value-type="string">
            <text:p>C.D.4 - Alterar Situação de Aluno</text:p>
          </table:table-cell>
          <table:table-cell table:style-name="ce55" office:value-type="string">
            <text:p>RN 12.16, RN 12.11, RN 12.12, RN 6.8, RN 6.7, RN 6.9, RN 6.10, RN 6.2, RN 6.3, RN 6.5, RN 6.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5 – Cadastrar Auxílio</text:p>
          </table:table-cell>
          <table:table-cell table:style-name="ce27" office:value-type="string">
            <text:p>RN 2.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.D.6 - Acompanhar Auxílio</text:p>
          </table:table-cell>
          <table:table-cell table:style-name="ce53"/>
        </table:table-row>
        <table:table-row table:style-name="ro13">
          <table:table-cell office:value-type="float" office:value="34">
            <text:p>34</text:p>
          </table:table-cell>
          <table:table-cell table:style-name="ce5" office:value-type="string">
            <text:p>C.D.7 - Cadastrar Exame de Suficiência</text:p>
          </table:table-cell>
          <table:table-cell table:style-name="ce53" office:value-type="string">
            <text:p>RN 6.4, RN 18.1, RN 18.2, RN 18.3, RN 7.33, RN 7.32, RN 14.7, RN 7.29, RN 7.30, RN 7.35</text:p>
          </table:table-cell>
        </table:table-row>
        <table:table-row table:style-name="ro12">
          <table:table-cell office:value-type="float" office:value="35">
            <text:p>35</text:p>
          </table:table-cell>
          <table:table-cell office:value-type="string">
            <text:p>C.D.8 - Requerer Exame de Suficiência</text:p>
          </table:table-cell>
          <table:table-cell table:style-name="ce53" office:value-type="string">
            <text:p>RN 7.31, RN 7.34, RN 7.28</text:p>
          </table:table-cell>
        </table:table-row>
        <table:table-row table:style-name="ro12">
          <table:table-cell office:value-type="float" office:value="36">
            <text:p>36</text:p>
          </table:table-cell>
          <table:table-cell office:value-type="string">
            <text:p>C.D.9 - Manutenir Estágio de Docência</text:p>
          </table:table-cell>
          <table:table-cell table:style-name="ce53" office:value-type="string">
            <text:p>RN 8.1, RN 8.2, RN 8.3</text:p>
          </table:table-cell>
        </table:table-row>
        <table:table-row table:style-name="ro12">
          <table:table-cell office:value-type="float" office:value="37">
            <text:p>37</text:p>
          </table:table-cell>
          <table:table-cell office:value-type="string">
            <text:p>C.D.10 - Manutenir Inscrição em Disciplina</text:p>
          </table:table-cell>
          <table:table-cell table:style-name="ce53" office:value-type="string">
            <text:p>RN 7.3, RN 7.4, RN 7.5, RN 7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.D.11 - Manutenir Cancelamento em Disciplina</text:p>
          </table:table-cell>
          <table:table-cell table:style-name="ce27" office:value-type="string">
            <text:p>RN 7.12. RN 7.13</text:p>
          </table:table-cell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1 - Cadastrar Oferta de Disciplina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2 - Efetuar Pré-inscrição em Disciplina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3 - Indeferir Pré-inscrição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4 - Criar Turma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.D.5 - Gerenciar Turma</text:p>
          </table:table-cell>
          <table:table-cell/>
        </table:table-row>
        <table:table-row table:style-name="ro1">
          <table:table-cell table:style-name="ce5" office:value-type="float" office:value="44">
            <text:p>44</text:p>
          </table:table-cell>
          <table:table-cell table:style-name="ce5" office:value-type="string">
            <text:p>A.D.6 - Consultar Turma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7 - Cadastrar Avaliação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.D.8 - Editar Programa de Disciplina</text:p>
          </table:table-cell>
          <table:table-cell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5" office:value-type="string">
            <text:p>A.D.9 - Consultar Programa de Disciplina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0 - Registrar Aula Ministrada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1 - Manutenir Freqüência</text:p>
          </table:table-cell>
          <table:table-cell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A.D.12 - Gerar Resultado Final</text:p>
          </table:table-cell>
          <table:table-cell table:style-name="ce56" office:value-type="string">
            <text:p>RN 7.7, RN 7.8, RN 7.9, RN 7.10, RN 7.1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3 - Manutenir Avaliaçã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4 - Disponibilizar Resultado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.D.15 - Cadastrar questão</text:p>
          </table:table-cell>
          <table:table-cell/>
        </table:table-row>
        <table:table-row table:style-name="ro12">
          <table:table-cell table:style-name="ce5" office:value-type="float" office:value="54">
            <text:p>54</text:p>
          </table:table-cell>
          <table:table-cell table:style-name="ce5" office:value-type="string">
            <text:p>A.D.16 - Consultar Extrato Acadêmico</text:p>
          </table:table-cell>
          <table:table-cell table:style-name="ce57" office:value-type="string">
            <text:p><text:span text:style-name="T7"><text:s/></text:span><text:span text:style-name="T7">RN 4.7,</text:span><text:span text:style-name="T9"> </text:span><text:span text:style-name="T7">RN 7.9, RN 7.14, RN 7.21</text:span></text:p>
          </table:table-cell>
        </table:table-row>
        <table:table-row table:style-name="ro12">
          <table:table-cell office:value-type="float" office:value="55">
            <text:p>55</text:p>
          </table:table-cell>
          <table:table-cell office:value-type="string">
            <text:p>A.D.16 - Requerer Aproveitamento de Disciplina</text:p>
          </table:table-cell>
          <table:table-cell table:style-name="ce57" office:value-type="string">
            <text:p>RN 7.15, RN 7.16, RN 7.17, RN 7.22, RN 7.2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D.17 - Lançar Notas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1 - Criar Formulário de Avaliação</text:p>
          </table:table-cell>
          <table:table-cell/>
        </table:table-row>
        <table:table-row table:style-name="ro6">
          <table:table-cell office:value-type="float" office:value="58">
            <text:p>58</text:p>
          </table:table-cell>
          <table:table-cell office:value-type="string">
            <text:p>A.C.D.2 - Preencher Formulário de Avaliação</text:p>
          </table:table-cell>
          <table:table-cell table:style-name="ce56" office:value-type="string">
            <text:p>RN 3.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3 - Editar Questão do Formulári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.C.D.4 - Consultar Avaliação do Docente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1- Manutenir Calendário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L.2- Manutenir Atividade</text:p>
          </table:table-cell>
          <table:table-cell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48" office:value-type="string">
            <text:p>CL.3- Consultar Calendári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1 - Cadastrar Categoria de Documento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2 - Gerar <text:s/>Documento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3 - Emitir Documento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O.4 - Consultar Documento</text:p>
          </table:table-cell>
          <table:table-cell/>
        </table:table-row>
        <table:table-row table:style-name="ro5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/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P.P.G.1 - Cadastrar Programa de Pós-Graduação</text:p>
          </table:table-cell>
          <table:table-cell table:style-name="ce56" office:value-type="string">
            <text:p>RN 16.1, RN 16.3</text:p>
          </table:table-cell>
        </table:table-row>
        <table:table-row table:style-name="ro6">
          <table:table-cell office:value-type="float" office:value="69">
            <text:p>69</text:p>
          </table:table-cell>
          <table:table-cell office:value-type="string">
            <text:p>P.P.G.2 - Cadastrar Área de Concentração</text:p>
          </table:table-cell>
          <table:table-cell table:style-name="ce56" office:value-type="string">
            <text:p>RN 7.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3 - Cadastrar Estrutura Curricular</text:p>
          </table:table-cell>
          <table:table-cell/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P.P.G.4 - Cadastrar Disciplina</text:p>
          </table:table-cell>
          <table:table-cell table:style-name="ce56" office:value-type="string">
            <text:p><text:s/>RN4.1, RN 4.4, RN 7.1, <text:s/>RN 7.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5 - Cadastrar Programa de Disciplina</text:p>
          </table:table-cell>
          <table:table-cell/>
        </table:table-row>
        <table:table-row table:style-name="ro6">
          <table:table-cell office:value-type="float" office:value="73">
            <text:p>73</text:p>
          </table:table-cell>
          <table:table-cell office:value-type="string">
            <text:p>P.P.G.6 - Manutenir Atividade Extra</text:p>
          </table:table-cell>
          <table:table-cell table:style-name="ce56" office:value-type="string">
            <text:p>RN 4.4, RN 4.6</text:p>
          </table:table-cell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P.P.G.7 - Cadastrar Membro da Banca</text:p>
          </table:table-cell>
          <table:table-cell table:style-name="ce56" office:value-type="string">
            <text:p>RN 3.1, RN 3.2, RN 3.3, RN 3.5, RN 3.6, RN 3.7, RN 3.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8 - Alterar Programa Pós-Graduação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9 - Desativar Programa Pós-Graduação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0 - Alterar Membro da Banca</text:p>
          </table:table-cell>
          <table:table-cell/>
        </table:table-row>
        <table:table-row table:style-name="ro6">
          <table:table-cell office:value-type="float" office:value="78">
            <text:p>78</text:p>
          </table:table-cell>
          <table:table-cell office:value-type="string">
            <text:p>P.P.G.12 - Alterar Avaliação CAPES</text:p>
          </table:table-cell>
          <table:table-cell table:style-name="ce56" office:value-type="string">
            <text:p>RN 16.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P.G.13 - Consultar Programa Pós-Graduaçã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1 - Aferir Compromisso de Orientação</text:p>
          </table:table-cell>
          <table:table-cell/>
        </table:table-row>
        <table:table-row table:style-name="ro6">
          <table:table-cell office:value-type="float" office:value="81">
            <text:p>81</text:p>
          </table:table-cell>
          <table:table-cell office:value-type="string">
            <text:p>OR.2 - Registrar Ocorrência de Aluno</text:p>
          </table:table-cell>
          <table:table-cell table:style-name="ce56" office:value-type="string">
            <text:p>RN 3.14</text:p>
          </table:table-cell>
        </table:table-row>
        <table:table-row table:style-name="ro6">
          <table:table-cell office:value-type="float" office:value="82">
            <text:p>82</text:p>
          </table:table-cell>
          <table:table-cell office:value-type="string">
            <text:p>OR.3 - Relatar Desempenho de Orientando</text:p>
          </table:table-cell>
          <table:table-cell table:style-name="ce56" office:value-type="string">
            <text:p>RN 9.1, RN 3.13</text:p>
          </table:table-cell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3 - Cadastrar Taxa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1 - Consultar Taxa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2 - Alterar Taxa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onsultar Estatísticas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.T.6 - Cadastrar Interessados</text:p>
          </table:table-cell>
          <table:table-cell/>
        </table:table-row>
        <table:table-row table:style-name="ro6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1 - Manutenir Cadastro de Pessoa Física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Pessoa Jurídica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5 - Manutenir Cadastro de Categoria de Usuário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7 - Manutenir Cargo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.S.9 - Manutenir Cadastro de Usuário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1 - Criar Inform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2 - Programar Informe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IN.3 - Excluir Informe</text:p>
          </table:table-cell>
          <table:table-cell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1 - Cadastrar Edital</text:p>
          </table:table-cell>
          <table:table-cell/>
        </table:table-row>
        <table:table-row table:style-name="ro6">
          <table:table-cell office:value-type="float" office:value="97">
            <text:p>97</text:p>
          </table:table-cell>
          <table:table-cell office:value-type="string">
            <text:p>P.S.2 - Inscrever Candidato</text:p>
          </table:table-cell>
          <table:table-cell table:style-name="ce56" office:value-type="string">
            <text:p>RN 14.2, RN 14.5</text:p>
          </table:table-cell>
        </table:table-row>
        <table:table-row table:style-name="ro6">
          <table:table-cell office:value-type="float" office:value="98">
            <text:p>98</text:p>
          </table:table-cell>
          <table:table-cell office:value-type="string">
            <text:p>P.S.3 - Relatar Resultado da Seleção</text:p>
          </table:table-cell>
          <table:table-cell table:style-name="ce56" office:value-type="string">
            <text:p>RN 14.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4 - Autorizar Divulgaçã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5 - Excluir Processo de Seleção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8 - Obter Boleto Bancário</text:p>
          </table:table-cell>
          <table:table-cell/>
        </table:table-row>
        <table:table-row table:style-name="ro6">
          <table:table-cell office:value-type="float" office:value="102">
            <text:p>102</text:p>
          </table:table-cell>
          <table:table-cell office:value-type="string">
            <text:p>P.S.9 - Manutenir Documentos Exigidos para Cadastro de Candidato</text:p>
          </table:table-cell>
          <table:table-cell table:style-name="ce56" office:value-type="string">
            <text:p>RN 14.3</text:p>
          </table:table-cell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/>
        </table:table-row>
        <table:table-row table:style-name="ro2">
          <table:table-cell table:style-name="ce7" office:value-type="float" office:value="103">
            <text:p>103</text:p>
          </table:table-cell>
          <table:table-cell table:style-name="ce7" office:value-type="string">
            <text:p>R.T.1 - Registrar Trabalho</text:p>
          </table:table-cell>
          <table:table-cell table:style-name="ce50" office:value-type="string">
            <text:p>RN 15.1, RN 15.2, RN 4.3</text:p>
          </table:table-cell>
        </table:table-row>
        <table:table-row table:style-name="ro1">
          <table:table-cell table:style-name="ce7" office:value-type="float" office:value="104">
            <text:p>104</text:p>
          </table:table-cell>
          <table:table-cell table:style-name="ce7" office:value-type="string">
            <text:p>R.T.2 - Registrar Descrição do Trabalho</text:p>
          </table:table-cell>
          <table:table-cell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2 - Importar planilha de Notas</text:p>
          </table:table-cell>
          <table:table-cell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A.D.23 - Exportar planilha de Notas</text:p>
          </table:table-cell>
          <table:table-cell/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5" office:value-type="string">
            <text:p>P.D.19 – Inserir Arquivo</text:p>
          </table:table-cell>
          <table:table-cell/>
        </table:table-row>
      </table:table>
      <table:table table:name="UC X Prioridades" table:style-name="ta2" table:print="false">
        <table:table-column table:style-name="co7" table:default-cell-style-name="ce4"/>
        <table:table-column table:style-name="co10" table:default-cell-style-name="ce4"/>
        <table:table-column table:style-name="co7" table:default-cell-style-name="ce27"/>
        <table:table-column table:style-name="co7" table:default-cell-style-name="ce19"/>
        <table:table-column table:style-name="co7" table:default-cell-style-name="ce27"/>
        <table:table-column table:style-name="co7" table:number-columns-repeated="4" table:default-cell-style-name="Default"/>
        <table:table-row table:style-name="ro1">
          <table:table-cell table:style-name="ce1" office:value-type="string" table:number-columns-spanned="5" table:number-rows-spanned="1">
            <text:p>RASTREABILIDADE DOS CASOS DE USO X PRIORIDADES</text:p>
          </table:table-cell>
          <table:covered-table-cell table:number-columns-repeated="4" table:style-name="ce10"/>
          <table:table-cell table:style-name="ce10" table:number-columns-repeated="2"/>
          <table:table-cell table:style-name="ce30"/>
          <table:table-cell table:style-name="ce10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"/>
          <table:table-cell table:style-name="ce11" office:value-type="string">
            <text:p>CASOS DE USO</text:p>
          </table:table-cell>
          <table:table-cell table:style-name="ce11" office:value-type="string" table:number-columns-spanned="3" table:number-rows-spanned="1">
            <text:p>PRIORIDADES</text:p>
          </table:table-cell>
          <table:covered-table-cell table:number-columns-repeated="2" table:style-name="ce24"/>
          <table:table-cell table:style-name="ce60" table:number-columns-repeated="2"/>
          <table:table-cell table:style-name="ce10" table:number-columns-repeated="2"/>
        </table:table-row>
        <table:table-row table:style-name="ro1">
          <table:table-cell table:style-name="ce3"/>
          <table:table-cell table:style-name="ce12" office:value-type="string">
            <text:p>APÊNDICE A - <text:s/>CASOS DE USO DEFES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19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P.D.8 - Criar Categoria do Motiv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Registrar Orientação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Registrar Co-orientador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Enviar Informes de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Registrar Entrega da Versão Final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Trabalho para Defe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P.D.15 - Cadastrar Exame de Qualific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3" office:value-type="string">
            <text:p>APÊNDICE B CASOS DE USO ADMINISTRAÇÃO DE PROJETO DE PESQUIS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P.1 - Criar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P.2 - Submeter Projeto de Pesquisa para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P.3 - Alterar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P.4 - Analisa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P.5 - Criar Relatório Geral para o CNPQ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P.6 - Cria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P.7 - Corrigir Relató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8 - Adicionar Hora Trabalh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9 - Consultar Atividades do Projeto de Pesquisa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10 - Registrar Resultado de Projeto de Pesquis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11 - Solicitar Mudanças na Proposta do Proje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C - CASOS DE USO DISCENTE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.D.1 - Matricular Aluno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.D.2 - Requerer Desligamento do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.D.3 - Requerer Trancamento do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.D.4 - Alterar Situação de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.D.5 – Cadastrar Auxíl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.D.6 - Acompanhar Auxíl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style-name="ce5" office:value-type="string">
            <text:p>C.D.7 - Cadastrar Exame de Sufici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8 - Requerer Exame de Sufici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9 - Manutenir Estágio de Docênci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10 - Manutenir Inscrição em Disciplin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.D.11 - Manutenir Cancelamento em Disciplin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12" office:value-type="string">
            <text:p>APÊNDICE D - CASOS DE USO ADMINISTRAÇÃO DE DISCIPLIN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.D.1 - Cadastrar Oferta de Disciplin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.D.2 - Efetuar Pré-inscrição em Disciplin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.D.3 - Indeferir Pré-inscrição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.D.4 - Criar Turm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.D.5 - Gerenciar Turm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44">
            <text:p>44</text:p>
          </table:table-cell>
          <table:table-cell table:style-name="ce5" office:value-type="string">
            <text:p>A.D.6 - Consultar Turma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7 - Cadastrar Avaliaçã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.D.8 - Editar Programa de Disciplin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5" office:value-type="string">
            <text:p>A.D.9 - Consultar Programa de Disciplin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10 - Registrar Aula Ministrad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11 - Manutenir Freqüênci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12 - Gerar Resultado Final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13 - Manutenir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14 - Disponibilizar Resultad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.D.15 - Cadastrar quest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5" office:value-type="string">
            <text:p>A.D.16 - Consultar Extrato Acadêmic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6 - Requerer Aproveitamento de Disciplin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D.17 - Lançar Nota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E - CASOS DE USO AVALIAÇÃO DO CORPO DOCENTE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C.D.1 - Criar Formulário de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C.D.2 - Preencher Formulário de Avali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C.D.3 - Editar Questão do Formulári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.C.D.4 - Consultar Avaliação do Docente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F - CASOS DE USO CALENDÁRI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L.1- Manutenir Calend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L.2- Manutenir Atividad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48" office:value-type="string">
            <text:p>CL.3- Consultar Calendári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G - CASOS DE USO DOCUMENTO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.1 - Cadastrar Categoria de Documen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.2 - Gerar <text:s/>Documen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.3 - Emitir Documento</text:p>
          </table:table-cell>
          <table:table-cell table:style-name="ce19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O.4 - Consultar Document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5">
          <table:table-cell table:style-name="ce3"/>
          <table:table-cell table:style-name="ce15" office:value-type="string">
            <text:p>APÊNDICE H - CASOS DE USO MANUTENÇÃO DE PROGRAMA DE PÓS-GRADUA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.P.G.1 - Cadastrar Programa de Pós-Graduação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.P.G.2 - Cadastrar Área de Concentr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.P.G.3 - Cadastrar Estrutura Curricular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.P.G.4 - Cadastrar Disciplina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.P.G.5 - Cadastrar Programa de Disciplin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.P.G.6 - Manutenir Atividade Extra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.P.G.7 - Cadastrar Membro da Ban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.P.G.8 - Alterar Programa Pós-Gradu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.P.G.9 - Desativar Programa Pós-Graduaçã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.P.G.10 - Alterar Membro da Banca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.P.G.12 - Alterar Avaliação CAPES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P.G.13 - Consultar Programa Pós-Graduaçã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I - CASOS DE USO ORIENTA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R.1 - Aferir Compromisso de Orientaçã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OR.2 - Registrar Ocorrência de Alun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R.3 - Relatar Desempenho de Orientand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J - CASOS DE USO TAXA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.T.3 - Cadastrar Taxa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.T.1 - Consultar Taxa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.T.2 - Alterar Taxa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.T.5 - Consultar Estatísticas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.T.6 - Cadastrar Interessado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6">
          <table:table-cell table:style-name="ce3"/>
          <table:table-cell table:style-name="ce15" office:value-type="string">
            <text:p>APÊNDICE K - CADASTRO DE CARGO E DE PESSOA FÍSICA/JURÍDICA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.S.1 - Manutenir Cadastro de Pessoa Físi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.S.3 - Manutenir Cadastro de Pessoa Jurídica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.S.5 - Manutenir Cadastro de Categoria de Usu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.S.7 - Manutenir Carg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.S.9 - Manutenir Cadastro de Usu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L - CASOS DE USO INFORME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N.1 - Cria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IN.2 - Programa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IN.3 - Excluir Informe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12" office:value-type="string">
            <text:p>APÊNDICE M - CASOS DE USO PROCESSO DE SELEÇÃ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S.1 - Cadastrar Edital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S.2 - Inscrever Candida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S.3 - Relatar Resultado da Sele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S.4 - Autorizar Divulga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S.5 - Excluir Processo de Seleçã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.S.8 - Obter Boleto Bancári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.S.9 - Manutenir Documentos Exigidos para Cadastro de Candidato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6" office:value-type="string">
            <text:p>APÊNDICE N – CASOS DE USO REGISTRO DE TRABALHO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7" office:value-type="string">
            <text:p>R.T.1 - Registrar Trabalho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7" office:value-type="float" office:value="104">
            <text:p>104</text:p>
          </table:table-cell>
          <table:table-cell table:style-name="ce7" office:value-type="string">
            <text:p>R.T.2 - Registrar Descrição do Trabalho</text:p>
          </table:table-cell>
          <table:table-cell/>
          <table:table-cell table:style-name="ce27"/>
          <table:table-cell table:style-name="ce1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16" office:value-type="string">
            <text:p>APÊNDICE O – CASOS DE USO MANUIPULAÇÃO DE ARQUIVOS</text:p>
          </table:table-cell>
          <table:table-cell table:style-name="ce18" office:value-type="string">
            <text:p>BAIXA</text:p>
          </table:table-cell>
          <table:table-cell table:style-name="ce18" office:value-type="string">
            <text:p>MÉDIA</text:p>
          </table:table-cell>
          <table:table-cell table:style-name="ce18" office:value-type="string">
            <text:p>ALTA</text:p>
          </table:table-cell>
          <table:table-cell table:number-columns-repeated="4"/>
        </table:table-row>
        <table:table-row table:style-name="ro1">
          <table:table-cell table:style-name="ce5" office:value-type="float" office:value="105">
            <text:p>105</text:p>
          </table:table-cell>
          <table:table-cell table:style-name="ce5" office:value-type="string">
            <text:p>A.D.22 - Importar planilha de Notas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string">
            <text:p>A.D.23 - Exportar planilha de Notas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5" office:value-type="string">
            <text:p>P.D.19 – Inserir Arquivo</text:p>
          </table:table-cell>
          <table:table-cell table:style-name="ce19" office:value-type="string">
            <text:p>X</text:p>
          </table:table-cell>
          <table:table-cell table:style-name="ce27"/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58" office:value-type="string" table:number-columns-spanned="2" table:number-rows-spanned="1">
            <text:p>PRIORIDADES</text:p>
          </table:table-cell>
          <table:covered-table-cell table:style-name="ce58"/>
          <table:table-cell table:style-name="Default" table:number-columns-repeated="3"/>
          <table:table-cell table:number-columns-repeated="4"/>
        </table:table-row>
        <table:table-row table:style-name="ro13">
          <table:table-cell table:style-name="ce9" office:value-type="string">
            <text:p>ALTA</text:p>
          </table:table-cell>
          <table:table-cell table:style-name="ce59" office:value-type="string">
            <text:p><text:span text:style-name="T10">Risco alto e prioridade alta</text:span><text:span text:style-name="T11">: casos de uso nesta categoria são os mais críticos e devem ser considerados o quanto antes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4">
          <table:table-cell table:style-name="ce9" office:value-type="string">
            <text:p>MÉDIA</text:p>
          </table:table-cell>
          <table:table-cell table:style-name="ce59" office:value-type="string">
            <text:p><text:span text:style-name="T10">Risco alto e prioridade baixa</text:span><text:span text:style-name="T11">: embora os casos de uso nesta categoria tenham risco alto, é necessário, antes de começar a considerá-los, negociar com o cliente em relação à sua verdadeira necessidade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4">
          <table:table-cell table:style-name="ce9" office:value-type="string">
            <text:p>MÉDIA</text:p>
          </table:table-cell>
          <table:table-cell table:style-name="ce59" office:value-type="string">
            <text:p><text:span text:style-name="T10">Risco baixo e prioridade alta</text:span><text:span text:style-name="T11">: embora os casos de uso tenham prioridade alta, é necessário ter em mente que os casos de uso de mais alto risco devem ser considerados primeiro;</text:span></text:p>
          </table:table-cell>
          <table:table-cell table:style-name="Default" table:number-columns-repeated="3"/>
          <table:table-cell table:number-columns-repeated="4"/>
        </table:table-row>
        <table:table-row table:style-name="ro13">
          <table:table-cell table:style-name="ce9" office:value-type="string">
            <text:p>BAIXA</text:p>
          </table:table-cell>
          <table:table-cell table:style-name="ce59" office:value-type="string">
            <text:p><text:span text:style-name="T10">Risco baixo e prioridade baixa</text:span><text:span text:style-name="T11">:em situações em que o desenvolvimento do sistema está atrasado, estes casos de uso são os primeiros a serem “cortados”.</text:span></text:p>
          </table:table-cell>
          <table:table-cell table:style-name="Default" table:number-columns-repeated="3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3cm" fo:margin-bottom="2cm" fo:margin-left="2cm" fo:margin-right="3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6">16/06/2006</text:date>, <text:time>00:31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Raquel</meta:initial-creator>
    <meta:creation-date>2006-01-15T21:53:47</meta:creation-date>
    <dc:creator>Paulo Henrique</dc:creator>
    <dc:date>2006-06-15T16:48:33</dc:date>
    <meta:print-date>2006-03-05T21:09:05</meta:print-date>
    <dc:language>pt-BR</dc:language>
    <meta:editing-cycles>211</meta:editing-cycles>
    <meta:editing-duration>P1DT4H56M34S</meta:editing-duration>
    <meta:user-defined meta:name="Info 1"/>
    <meta:user-defined meta:name="Info 2"/>
    <meta:user-defined meta:name="Info 3"/>
    <meta:user-defined meta:name="Info 4"/>
    <meta:document-statistic meta:table-count="4" meta:cell-count="2099"/>
  </office:meta>
</office:document-meta>
</file>